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fo:font-style="normal" style:text-underline-style="none" fo:font-weight="normal" style:font-style-asian="normal" style:font-weight-asian="normal" style:font-name-complex="Tahoma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text-underline-style="none" style:font-name-complex="Tahoma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underline-style="solid" style:text-underline-width="auto" style:text-underline-color="font-color"/>
    </style:style>
    <style:style style:name="T5" style:family="text">
      <style:text-properties style:text-position="0% 100%" style:text-underline-style="solid" style:text-underline-width="auto" style:text-underline-color="font-color" style:font-name-complex="Tahoma"/>
    </style:style>
    <style:style style:name="T6" style:family="text">
      <style:text-properties style:text-position="0% 100%" style:text-underline-style="none"/>
    </style:style>
    <style:style style:name="T7" style:family="text">
      <style:text-properties style:text-position="0% 100%" style:text-underline-style="none" style:font-name-complex="Times New Roman1"/>
    </style:style>
    <style:style style:name="T8" style:family="text">
      <style:text-properties style:text-position="0% 100%" style:text-underline-style="none" style:font-name-complex="Tahoma"/>
    </style:style>
    <style:style style:name="T9" style:family="text">
      <style:text-properties style:text-line-through-style="solid" style:text-position="0% 100%" style:text-underline-style="none"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3_21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13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Sabato Morais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3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>Also available in AJA Microfilm, Reel #202</text:p>
      <text:p text:style-name="P4"/>
      <text:p text:style-name="P4">VII Transcription</text:p>
      <text:p text:style-name="P2">(Symbols: ?=uncertain; []=supplied information; /=end of line)</text:p>
      <text:p text:style-name="P2"/>
      <text:p text:style-name="P2">[Page 1]</text:p>
      <text:p text:style-name="P2">Dear Sir./</text:p>
      <text:p text:style-name="P2"><text:tab/>Though I have already verbally expressed my views/ touching the query which you propound to me in the last/ number of the Mirror, politeness demands that I shall/ reply to it, through the columns of the same periodical./ <text:s/>I will therefore preface my remarks to the 26<text:span text:style-name="T1">th</text:span><text:span text:style-name="T3"> verse of the/ 1</text:span><text:span text:style-name="T1">st</text:span><text:span text:style-name="T3"> chap of Genesis, by stating, that I consider, the English version/ as correct as it can possibly be rendered in a literal sense./ <text:s/>The word [Hebrew] does certainly mean "</text:span><text:span text:style-name="T4">let us make</text:span><text:span text:style-name="T6"> as the letter </text:span><text:span text:style-name="T7">ב</text:span><text:span text:style-name="T8"> prefixed to the root renders and/ not, "</text:span><text:span text:style-name="T5">I will create</text:span><text:span text:style-name="T8">". <text:s/>According to my opinion, Holy Writ/ prefers employing the former to the latter verb, when speaking/ of the formation of man, because it implies the action of perfecting/ what has already existence, whereas the other signifies the production/ of an object from nonentity. <text:s/>The earth out of which Adam was/ fashioned, had visibly appeared on the third day, ergo his corporeal form/ could not be called a creation, but inasmuch as man was peculiarly indued/ with that which has no affinity with matter, namely, "the/ image of God" therefore in alluding to that divine endowment,/ the Bible chooses the verb [Hebrew] to create "And God created/ man in his image, in the image of </text:span><text:span text:style-name="T8">God, created he him"/ I cannot agree with you in believing that the/</text:span></text:p>
      <text:p text:style-name="P5"/>
      <text:p text:style-name="P5">[Page 2]</text:p>
      <text:p text:style-name="P2"><text:span text:style-name="T8">various translators of the scriptures, have copied from each/ other, without maturely examining the subject in question,/ they must, on the contrary, have perceived the extreme/ difficulty of rendering the </text:span><text:soft-page-break/><text:span text:style-name="T8">original more lucid</text:span><text:span text:style-name="T9">ly</text:span><text:span text:style-name="T8"> without/ </text:span><text:span text:style-name="T9">a</text:span><text:span text:style-name="T8"> paraphrasing it. <text:s/>Whoever is fully conversant with the/ Hebrew, must be aware of its want of pliancy to interpret it in/ our vernacular. <text:s/>The conciseness of its diction, the elipsis[sic!]/ wherewith it abounds, and the comprehensiveness which is its/ characteristic, are so many impediments to the achievement of/ that arduous task. <text:s/>But if I were called upon to illustrate/ the passage under discussion, I would argue from my/ knowledge of the text, that the English term "in our image"/ means, in the reflection of my divine essence, in other words,/ God said </text:span><text:span text:style-name="T9">that</text:span><text:span text:style-name="T8"> the being whom I shall make out of </text:span><text:span text:style-name="T9">the</text:span><text:span text:style-name="T8"> earthly elements,/ shall possess, in a minor degree, all the moral and intellect-/-ual faculties, which constitute my Being. <text:s/>By them, he/ will be like me, or "according to our likeness," and through this exercise/ of those sublime qualifications, he will become the lord of creation./</text:span></text:p>
      <text:p text:style-name="P5"><text:tab/>The word "Elohim" is not "in the singular" but its/ plural termination stands to signify, that all the powers, which/ the heathens ascribed to divine deities, are concentrated in/</text:p>
      <text:p text:style-name="P5"/>
      <text:p text:style-name="P5">[Page 3]</text:p>
      <text:p text:style-name="P2"><text:span text:style-name="T8">in[sic!] the Eternal alone. <text:s/>Nor can, the plural construction/ of the 26</text:span><text:span text:style-name="T2">th </text:span><text:span text:style-name="T8">verse of the 1</text:span><text:span text:style-name="T2">st</text:span><text:span text:style-name="T8"> chap of Genesis, lead to the erroneous/ notion of a plurality of Gods, for, the </text:span><text:span text:style-name="T9">following verse</text:span><text:span text:style-name="T8"> sentence that follows it would/ cogently refute any argument based upon that ground "And/ God created man in </text:span><text:span text:style-name="T5">his image</text:span><text:span text:style-name="T8">, in the image of God created/ </text:span><text:span text:style-name="T5">He</text:span><text:span text:style-name="T8"> him, etc./</text:span></text:p>
      <text:p text:style-name="P5">You may, Dear Sir,/ publish, if you deem it proper, these brief/ remarks which I have traced, not with the intent to open a/ literary controversy, but merely in acquiescence of your polite/ request./ <text:s/>Yours truly/ S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9T15:18:24.91</meta:creation-date>
    <dc:date>2012-02-29T14:45:43.42</dc:date>
    <dc:creator>Penn Libraries</dc:creator>
    <meta:editing-duration>PT00H03M14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3" meta:paragraph-count="70" meta:word-count="707" meta:character-count="4474"/>
  </office:meta>
</office:document-meta>
</file>